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E00000413201AEB4A4F1F8F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99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20.001cm" svg:height="12.799cm" draw:z-index="0"><draw:image xlink:href="Pictures/100000010000065E00000413201AEB4A4F1F8FD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22:35:14.052574197</meta:creation-date>
    <dc:date>2023-11-03T22:39:02.703539855</dc:date>
    <meta:editing-duration>PT3M5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